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ebef"/>
    </style:style>
    <style:style style:name="P2" style:family="paragraph" style:parent-style-name="Text_20_body">
      <style:text-properties officeooo:paragraph-rsid="000e6234"/>
    </style:style>
    <style:style style:name="P3" style:family="paragraph" style:parent-style-name="Text_20_body">
      <style:text-properties officeooo:rsid="000f6d8c" officeooo:paragraph-rsid="000f6d8c"/>
    </style:style>
    <style:style style:name="P4" style:family="paragraph" style:parent-style-name="Text_20_body">
      <style:text-properties officeooo:paragraph-rsid="000f6d8c"/>
    </style:style>
    <style:style style:name="P5" style:family="paragraph" style:parent-style-name="Text_20_body">
      <style:text-properties officeooo:paragraph-rsid="0010795e"/>
    </style:style>
    <style:style style:name="P6" style:family="paragraph" style:parent-style-name="Text_20_body">
      <style:text-properties officeooo:paragraph-rsid="00121356"/>
    </style:style>
    <style:style style:name="P7" style:family="paragraph" style:parent-style-name="Text_20_body">
      <style:text-properties officeooo:rsid="00121356" officeooo:paragraph-rsid="00121356"/>
    </style:style>
    <style:style style:name="P8" style:family="paragraph" style:parent-style-name="Text_20_body">
      <style:text-properties officeooo:rsid="00125215" officeooo:paragraph-rsid="00125215"/>
    </style:style>
    <style:style style:name="P9" style:family="paragraph" style:parent-style-name="Text_20_body">
      <style:text-properties officeooo:paragraph-rsid="00134338"/>
    </style:style>
    <style:style style:name="P10" style:family="paragraph" style:parent-style-name="Heading_20_3">
      <style:text-properties officeooo:rsid="000b52bf" officeooo:paragraph-rsid="000b52bf"/>
    </style:style>
    <style:style style:name="P11" style:family="paragraph" style:parent-style-name="Text_20_body">
      <style:text-properties officeooo:rsid="00147dcc" officeooo:paragraph-rsid="00147dcc"/>
    </style:style>
    <style:style style:name="P12" style:family="paragraph" style:parent-style-name="Text_20_body">
      <style:text-properties officeooo:rsid="001565c0" officeooo:paragraph-rsid="001565c0"/>
    </style:style>
    <style:style style:name="P13" style:family="paragraph" style:parent-style-name="Text_20_body">
      <style:text-properties officeooo:rsid="00162942" officeooo:paragraph-rsid="00162942"/>
    </style:style>
    <style:style style:name="P14" style:family="paragraph" style:parent-style-name="Text_20_body">
      <style:text-properties officeooo:paragraph-rsid="00162942"/>
    </style:style>
    <style:style style:name="P15" style:family="paragraph" style:parent-style-name="Text_20_body">
      <style:text-properties officeooo:rsid="001a211a" officeooo:paragraph-rsid="001a211a"/>
    </style:style>
    <style:style style:name="P16" style:family="paragraph" style:parent-style-name="Text_20_body">
      <style:text-properties officeooo:rsid="001a211a" officeooo:paragraph-rsid="001ad4a8"/>
    </style:style>
    <style:style style:name="P17" style:family="paragraph" style:parent-style-name="Text_20_body">
      <style:text-properties officeooo:rsid="001ad4a8" officeooo:paragraph-rsid="001ad4a8"/>
    </style:style>
    <style:style style:name="P18" style:family="paragraph" style:parent-style-name="Text_20_body">
      <style:text-properties officeooo:rsid="001c90fe" officeooo:paragraph-rsid="001c90fe"/>
    </style:style>
    <style:style style:name="T1" style:family="text">
      <style:text-properties officeooo:rsid="000cc169"/>
    </style:style>
    <style:style style:name="T2" style:family="text">
      <style:text-properties officeooo:rsid="000cebef"/>
    </style:style>
    <style:style style:name="T3" style:family="text">
      <style:text-properties officeooo:rsid="000e6234"/>
    </style:style>
    <style:style style:name="T4" style:family="text">
      <style:text-properties style:text-position="super 58%" officeooo:rsid="000e6234"/>
    </style:style>
    <style:style style:name="T5" style:family="text">
      <style:text-properties officeooo:rsid="000f6d8c"/>
    </style:style>
    <style:style style:name="T6" style:family="text">
      <style:text-properties officeooo:rsid="0010795e"/>
    </style:style>
    <style:style style:name="T7" style:family="text">
      <style:text-properties officeooo:rsid="00121356"/>
    </style:style>
    <style:style style:name="T8" style:family="text">
      <style:text-properties officeooo:rsid="00125215"/>
    </style:style>
    <style:style style:name="T9" style:family="text">
      <style:text-properties officeooo:rsid="00132ae5"/>
    </style:style>
    <style:style style:name="T10" style:family="text">
      <style:text-properties officeooo:rsid="00134338"/>
    </style:style>
    <style:style style:name="T11" style:family="text">
      <style:text-properties officeooo:rsid="001565c0"/>
    </style:style>
    <style:style style:name="T12" style:family="text">
      <style:text-properties officeooo:rsid="00162942"/>
    </style:style>
    <style:style style:name="T13" style:family="text">
      <style:text-properties officeooo:rsid="00169db6"/>
    </style:style>
    <style:style style:name="T14" style:family="text">
      <style:text-properties officeooo:rsid="001a211a"/>
    </style:style>
    <style:style style:name="T15" style:family="text">
      <style:text-properties officeooo:rsid="001ad4a8"/>
    </style:style>
    <style:style style:name="T16" style:family="text">
      <style:text-properties officeooo:rsid="00086848"/>
    </style:style>
    <style:style style:name="T17" style:family="text">
      <style:text-properties officeooo:rsid="000e15d9"/>
    </style:style>
    <style:style style:name="T18" style:family="text">
      <style:text-properties officeooo:rsid="000e1ad2"/>
    </style:style>
    <style:style style:name="T19" style:family="text">
      <style:text-properties officeooo:rsid="001c90fe"/>
    </style:style>
    <style:style style:name="T20" style:family="text">
      <style:text-properties officeooo:rsid="001cc0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3">Sail racing</text:h>
      <text:p text:style-name="P5"><text:span text:style-name="T1">The official rules for sailing races, known as </text:span>The Racing Rules of Sailing,<text:span text:style-name="T1"> are set out, and updated every 4 years, by </text:span>World Sailing, the international authority for the sport. <text:span text:style-name="T1">Curtain deviations from these rules are allowed to be made by </text:span>Member National Authorities, <text:span text:style-name="T2">which for the UK, is the Royal Yachting Association (RYA). </text:span><text:span text:style-name="T6">The RYA published these rules in the a document called RYA Racing Rules Guidance</text:span><text:span text:style-name="T2">(Source RYA scoring)</text:span></text:p>
      <text:p text:style-name="P1"><text:span text:style-name="T2">In general, a sailing race works by participants sailing round a set course. This can be small as in a dingy race, or go all the way around the world, such as in the </text:span><text:bookmark text:name="firstHeading"/>Golden Globe Race. <text:span text:style-name="T2">The time they take to sail around the course is measured. This time is then adjusted with what is known as a handicap, which accounts for the different sailing abilities of different boats. The boat that took the shortest time, corrected by the handicap, wins.</text:span></text:p>
      <text:p text:style-name="P2"><text:span text:style-name="T2">The RYA provides guidance as to how a sailing race should be scored. This Guidance is based on the rules set out by World Sailing. </text:span><text:span text:style-name="T3">It is up to the committee organising the race as to which scoring system is used. The recommended and default system to use is th</text:span>e “<text:bookmark text:name="page202R_mcid11"/>Low Points System”.</text:p>
      <text:p text:style-name="P4"><text:span text:style-name="T3">The low points system works by granting the participant in 1</text:span><text:span text:style-name="T4">st</text:span><text:span text:style-name="T3"> place, with the lowest corrected time, 1 point, the one in second place 2 points etc. </text:span><text:span text:style-name="T5">Participants can also we awarded a variety of different penalty points in various circumstances, for example not competing in a race, or starting but not finishing. The full set of circumstances and the associated points are specified in the RYA racing rules guidance document </text:span><text:span text:style-name="T2">(Source RYA scoring)</text:span><text:span text:style-name="T5"> </text:span></text:p>
      <text:p text:style-name="P3">Multiple races form a series, often a tournament in other sports. The participants points from all the races in the series are added together, and the one with the lowest number of points wins. In this way, a participant need not compete in every race in a series in order to take part, but for every race they do not compete in, their score will increase due to the penalty points.</text:p>
      <text:p text:style-name="P6"><text:span text:style-name="T6">Handicaps, how they work, their history and how they are calculated are explained in the paper “</text:span>Sailing close to the statistics” <text:span text:style-name="T6">(SoiuyrceHanicap paper). Wolstenholme says that </text:span><text:span text:style-name="T5">Handicaps allow boats with different capabilities to race against each other </text:span><text:span text:style-name="T6">fairly, sparing the performance of the boat from the performance of the crew. </text:span></text:p>
      <text:p text:style-name="P6"><text:span text:style-name="T7">According to</text:span> Wolstenholme <text:span text:style-name="T6">(SoiuyrceHanicap paper)</text:span>, <text:span text:style-name="T7">a</text:span> c<text:span text:style-name="T7">ommon handicap method is a </text:span>time-on-time <text:span text:style-name="T7">approach. This is where a time correction is applied to a boat’s finishing time. This is the method recommended by the RYA.</text:span></text:p>
      <text:p text:style-name="P7">The exact method generally used in dingy sailing in the UK is the Portsmouth Yardstick scheme, <text:span text:style-name="T10">which was created in 1951</text:span> <text:span text:style-name="T8">(Souce PY). In this system, handicaps are given as a number close to 1000. The following formula is applied to the time in seconds:</text:span></text:p>
      <text:p text:style-name="P8">time*1000/hanicap</text:p>
      <text:p text:style-name="P8">This formula means handicap values under 1000 increase the time, and those over 1000 reduce it. The result is the corrected time in seconds, which is used in scoring.</text:p>
      <text:p text:style-name="P9"><text:span text:style-name="T6">Historicity, </text:span><text:span text:style-name="T9">handicaps have been calculated either using past performance, or on the physical design of boat</text:span><text:span text:style-name="T6">. </text:span><text:span text:style-name="T9">T</text:span><text:span text:style-name="T7">he Portsmouth Yardstick scheme </text:span><text:span text:style-name="T9">updates their handicaps based </text:span><text:span text:style-name="T10">on past club race results, and updates them every </text:span><text:span text:style-name="T9">year. </text:span><text:span text:style-name="T6">(SoiuyrceHanicap paper).</text:span></text:p>
      <text:h text:style-name="Heading_20_3" text:outline-level="3"><text:soft-page-break/>Scoring systems </text:h>
      <text:p text:style-name="P11">The underling problem to a sailing race manager is simply a system that records and displayed results. Many of these exist across many different sports. By looking at some of these systems, we can get an idea about what makes a scoring system, that can be used to inform this project.</text:p>
      <text:p text:style-name="P12">One example is part of the website of the Lawn tennis association (REF) which displays the results of tennis torments. A screenshot from the website is pictured in figure (REF) bellow.</text:p>
      <text:p text:style-name="P13">It can be seen that the page consists of a table, listing the participants in the order of who is winning, along with some score statistics. This is a simple formula that most scoring systems seem to follow.</text:p>
      <text:p text:style-name="P13">Another example is the results page on the website of the Victoria Park Run, Glasgow, which is shown bellow in figure (REF).</text:p>
      <text:p text:style-name="P13">This results page looks much the same as that from the <text:span text:style-name="T11">Lawn tennis association (REF). </text:span>List of participants, ordered by who is winning, with some relevant statistics. <text:span text:style-name="T14">The part of this project that involves displaying the results is conceptually similar to these two examples.</text:span></text:p>
      <text:p text:style-name="P14"><text:span text:style-name="T12">The previous two examples </text:span><text:span text:style-name="T13">are just results pages, where this project is also concerned with a system to calculate those results. A closer example to this project can be found in a </text:span><text:span text:style-name="T14">dissertation by </text:span>Y<text:span text:style-name="T14">ing</text:span> L<text:span text:style-name="T14">u (2012) which developed a system to manage multi-sport events, such as a triathlon. It resulted in a system that could organize different races, and calculate and display results. This is a similar problem to that this project is trying to solve.</text:span></text:p>
      <text:h text:style-name="P10" text:outline-level="3">Current Solutions</text:h>
      <text:p text:style-name="P15">Diving more deeply into scoring systems in the context of sail racing, a number of systems already exist. These can be drawn on for inspiration.</text:p>
      <text:p text:style-name="P16">The most obvious one is the system the client currently uses: Sailwave (REF). Sailwave <text:span text:style-name="T15">is</text:span><text:span text:style-name="T16"> free, but closed source, software, originally released in 2001. </text:span><text:span text:style-name="T15">It enables the inputting, calculating and output of Saling race results, and comes with a large amount of other features. A new system that is close to that Castle Semple Sailing Club already use, but that improves upon it, is likely to be successful. </text:span></text:p>
      <text:p text:style-name="P17">An additional system is <text:span text:style-name="T17">Sailing Club Manager </text:span><text:span text:style-name="T18">REF, </text:span>which is a system for managing everything to do with a sailing club, from race scoring to member fees. It has a much wider scope than this project, but still implements the same features, and so it still useful.</text:p>
      <text:p text:style-name="P17">Finally, Sail event (REF) is a web-based system for sailing race management. It takes a different approach the Sail<text:span text:style-name="T19">w</text:span>ave, being entirely web-based <text:span text:style-name="T19">and has a distinctly different user interface.</text:span></text:p>
      <text:p text:style-name="P18">Detailed analysis of these three systems to inform the requirements for this project is done in the next chapter (REF<text:span text:style-name="T20">)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5T17:08:02.781000000</dc:date>
    <meta:editing-duration>PT44M33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2" meta:paragraph-count="25" meta:word-count="1003" meta:character-count="5907" meta:non-whitespace-character-count="4925"/>
  </office:meta>
</office:document-meta>
</file>